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dd5f" officeooo:paragraph-rsid="001edd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ace all 0’s with 1’s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3"/>int n,n1=0;</text:p>
      <text:p text:style-name="Standard"><text:s text:c="3"/>cout&lt;&lt;"Enter the no. u want to <text:s/>enter ";</text:p>
      <text:p text:style-name="Standard"><text:s text:c="3"/>cin&gt;&gt;n;</text:p>
      <text:p text:style-name="Standard"><text:s text:c="3"/>if(n==0){</text:p>
      <text:p text:style-name="Standard"><text:s text:c="7"/>n1=1;</text:p>
      <text:p text:style-name="Standard"><text:s text:c="3"/>}</text:p>
      <text:p text:style-name="Standard"><text:s text:c="2"/>while(n&gt;0){</text:p>
      <text:p text:style-name="Standard"><text:s text:c="6"/>int rem=n%10;</text:p>
      <text:p text:style-name="Standard"><text:s text:c="6"/>if(rem==0){</text:p>
      <text:p text:style-name="Standard"><text:s text:c="10"/>rem=1;</text:p>
      <text:p text:style-name="Standard"><text:s text:c="6"/>}</text:p>
      <text:p text:style-name="Standard"><text:s text:c="6"/>n=n/10;</text:p>
      <text:p text:style-name="Standard"><text:s text:c="6"/>n1=n1*10+rem;</text:p>
      <text:p text:style-name="Standard"><text:s text:c="2"/>}</text:p>
      <text:p text:style-name="Standard"><text:s text:c="2"/>n=0;</text:p>
      <text:p text:style-name="Standard"><text:s text:c="7"/>while(n1&gt;0){</text:p>
      <text:p text:style-name="Standard"><text:s text:c="11"/>int rem1=n1%10;</text:p>
      <text:p text:style-name="Standard"><text:s text:c="6"/>n=n*10+rem1;</text:p>
      <text:p text:style-name="Standard"><text:s text:c="6"/>n1=n1/10;</text:p>
      <text:p text:style-name="Standard"><text:s text:c="7"/>}</text:p>
      <text:p text:style-name="Standard"><text:s text:c="3"/>cout&lt;&lt;n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43:20.740113474</meta:creation-date>
    <dc:date>2022-06-29T11:44:29.408687066</dc:date>
    <meta:editing-duration>PT1M9S</meta:editing-duration>
    <meta:editing-cycles>1</meta:editing-cycles>
    <meta:document-statistic meta:table-count="0" meta:image-count="0" meta:object-count="0" meta:page-count="1" meta:paragraph-count="28" meta:word-count="47" meta:character-count="393" meta:non-whitespace-character-count="261"/>
    <meta:generator>LibreOffice/6.4.7.2$Linux_X86_64 LibreOffice_project/40$Build-2</meta:generator>
  </office:meta>
</office:document-meta>
</file>